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P2" style:family="paragraph" style:parent-style-name="Standard">
      <style:paragraph-properties fo:break-before="page" fo:text-indent="1.27cm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T2_18" style:family="text"/>
    <style:style style:name="T2_19" style:family="text"/>
    <style:style style:name="T2_20" style:family="text"/>
    <style:style style:name="T2_21" style:family="text"/>
    <style:style style:name="T2_22" style:family="text"/>
    <style:style style:name="T2_23" style:family="text"/>
    <style:style style:name="T2_24" style:family="text"/>
    <style:style style:name="T2_25" style:family="text"/>
    <style:style style:name="T2_26" style:family="text"/>
    <style:style style:name="T2_27" style:family="text"/>
    <style:style style:name="T2_28" style:family="text"/>
    <style:style style:name="T2_29" style:family="text"/>
    <style:style style:name="T2_30" style:family="text"/>
    <style:style style:name="T2_31" style:family="text"/>
    <style:style style:name="T2_32" style:family="text"/>
    <style:style style:name="T2_33" style:family="text"/>
    <style:style style:name="T2_34" style:family="text"/>
    <style:style style:name="T2_35" style:family="text"/>
    <style:style style:name="T2_36" style:family="text"/>
    <style:style style:name="T2_37" style:family="text"/>
    <style:style style:name="T2_38" style:family="text"/>
    <style:style style:name="T2_39" style:family="text"/>
    <style:style style:name="T2_40" style:family="text"/>
    <style:style style:name="T2_41" style:family="text"/>
    <style:style style:name="T2_42" style:family="text"/>
    <style:style style:name="T2_43" style:family="text"/>
    <style:style style:name="T2_44" style:family="text"/>
    <style:style style:name="T2_45" style:family="text"/>
    <style:style style:name="T2_46" style:family="text"/>
    <style:style style:name="T2_47" style:family="text"/>
    <style:style style:name="T2_48" style:family="text"/>
    <style:style style:name="T2_49" style:family="text"/>
    <style:style style:name="T2_50" style:family="text"/>
    <style:style style:name="T2_51" style:family="text"/>
    <style:style style:name="T2_52" style:family="text"/>
    <style:style style:name="T2_53" style:family="text"/>
    <style:style style:name="T2_54" style:family="text"/>
    <style:style style:name="T2_55" style:family="text"/>
    <style:style style:name="T2_56" style:family="text"/>
    <style:style style:name="T2_57" style:family="text"/>
    <style:style style:name="T2_58" style:family="text"/>
    <style:style style:name="P3" style:family="paragraph" style:parent-style-name="Standard">
      <style:paragraph-properties fo:break-before="auto" fo:text-indent="0cm" fo:line-height="115%" fo:margin-left="1.27cm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P4" style:family="paragraph" style:parent-style-name="Standard">
      <style:paragraph-properties fo:break-before="auto" fo:text-indent="0cm" fo:line-height="115%" fo:margin-left="1.27cm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P5" style:family="paragraph" style:parent-style-name="Standard">
      <style:paragraph-properties fo:break-before="auto" fo:text-indent="0cm" fo:line-height="115%" fo:margin-left="1.27cm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P6" style:family="paragraph" style:parent-style-name="Standard">
      <style:paragraph-properties fo:break-before="auto" fo:text-indent="0cm" fo:line-height="115%" fo:margin-left="1.27cm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P7" style:family="paragraph" style:parent-style-name="Standard">
      <style:paragraph-properties fo:break-before="auto" fo:text-indent="0cm" fo:line-height="115%" fo:margin-left="1.27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P8" style:family="paragraph" style:parent-style-name="Standard">
      <style:paragraph-properties fo:break-before="auto" fo:text-indent="0cm" fo:line-height="115%" fo:margin-left="1.27cm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P9" style:family="paragraph" style:parent-style-name="Standard">
      <style:paragraph-properties fo:break-before="auto" fo:text-indent="0cm" fo:line-height="115%" fo:margin-left="1.27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P10" style:family="paragraph" style:parent-style-name="Standard">
      <style:paragraph-properties fo:break-before="auto" fo:text-indent="0cm" fo:line-height="115%" fo:margin-left="1.27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P11" style:family="paragraph" style:parent-style-name="Standard">
      <style:paragraph-properties fo:break-before="auto" fo:text-indent="0cm" fo:line-height="115%" fo:margin-left="1.27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P12" style:family="paragraph" style:parent-style-name="Standard">
      <style:paragraph-properties fo:break-before="auto" fo:text-indent="0cm" fo:line-height="115%" fo:margin-left="1.27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P13" style:family="paragraph" style:parent-style-name="Standard">
      <style:paragraph-properties fo:break-before="auto" fo:text-indent="0cm" fo:line-height="115%" fo:margin-left="1.27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P14" style:family="paragraph" style:parent-style-name="Standard">
      <style:paragraph-properties fo:break-before="auto" fo:text-indent="0cm" fo:line-height="115%" fo:margin-left="1.27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P15" style:family="paragraph" style:parent-style-name="Standard">
      <style:paragraph-properties fo:break-before="auto" fo:line-height="115%" style:writing-mode="lr-tb"/>
    </style:style>
    <style:style style:name="P16" style:family="paragraph" style:parent-style-name="Standard">
      <style:paragraph-properties fo:break-before="auto" fo:text-indent="1.27cm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/>
    <style:style style:name="T16_34" style:family="text"/>
    <style:style style:name="T16_35" style:family="text"/>
    <style:style style:name="T16_36" style:family="text"/>
    <style:style style:name="T16_37" style:family="text"/>
    <style:style style:name="T16_38" style:family="text"/>
    <style:style style:name="T16_39" style:family="text"/>
    <style:style style:name="T16_40" style:family="text"/>
    <style:style style:name="T16_41" style:family="text"/>
    <style:style style:name="T16_42" style:family="text"/>
    <style:style style:name="T16_43" style:family="text"/>
    <style:style style:name="T16_44" style:family="text"/>
    <style:style style:name="T16_45" style:family="text"/>
    <style:style style:name="T16_46" style:family="text"/>
    <style:style style:name="T16_47" style:family="text"/>
    <style:style style:name="T16_48" style:family="text"/>
    <style:style style:name="T16_49" style:family="text"/>
    <style:style style:name="T16_50" style:family="text"/>
    <style:style style:name="T16_51" style:family="text"/>
    <style:style style:name="T16_52" style:family="text"/>
    <style:style style:name="T16_53" style:family="text"/>
    <style:style style:name="T16_54" style:family="text"/>
    <style:style style:name="T16_55" style:family="text"/>
    <style:style style:name="T16_56" style:family="text"/>
    <style:style style:name="T16_57" style:family="text"/>
    <style:style style:name="T16_58" style:family="text"/>
    <style:style style:name="T16_59" style:family="text"/>
    <style:style style:name="T16_60" style:family="text"/>
    <style:style style:name="T16_61" style:family="text"/>
    <style:style style:name="T16_62" style:family="text"/>
    <style:style style:name="T16_63" style:family="text"/>
    <style:style style:name="T16_64" style:family="text"/>
    <style:style style:name="T16_65" style:family="text"/>
    <style:style style:name="T16_66" style:family="text"/>
    <style:style style:name="T16_67" style:family="text"/>
    <style:style style:name="T16_68" style:family="text"/>
    <style:style style:name="T16_69" style:family="text"/>
    <style:style style:name="T16_70" style:family="text"/>
    <style:style style:name="T16_71" style:family="text"/>
    <style:style style:name="T16_72" style:family="text"/>
    <style:style style:name="T16_73" style:family="text"/>
    <style:style style:name="T16_74" style:family="text"/>
    <style:style style:name="T16_75" style:family="text"/>
    <style:style style:name="T16_76" style:family="text"/>
    <style:style style:name="T16_77" style:family="text"/>
    <style:style style:name="T16_78" style:family="text"/>
    <style:style style:name="T16_79" style:family="text"/>
    <style:style style:name="T16_80" style:family="text"/>
    <style:style style:name="T16_81" style:family="text"/>
    <style:style style:name="T16_82" style:family="text"/>
    <style:style style:name="T16_83" style:family="text"/>
    <style:style style:name="T16_84" style:family="text"/>
    <style:style style:name="T16_85" style:family="text"/>
    <style:style style:name="T16_86" style:family="text"/>
    <style:style style:name="T16_87" style:family="text"/>
    <style:style style:name="T16_88" style:family="text"/>
    <style:style style:name="P17" style:family="paragraph" style:parent-style-name="Standard">
      <style:paragraph-properties fo:break-before="auto" fo:line-height="115%" style:writing-mode="lr-tb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T18_26" style:family="text"/>
    <style:style style:name="T18_27" style:family="text"/>
    <style:style style:name="T18_28" style:family="text"/>
    <style:style style:name="T18_29" style:family="text"/>
    <style:style style:name="T18_30" style:family="text"/>
    <style:style style:name="T18_31" style:family="text"/>
    <style:style style:name="T18_32" style:family="text"/>
    <style:style style:name="T18_33" style:family="text"/>
    <style:style style:name="T18_34" style:family="text"/>
    <style:style style:name="T18_35" style:family="text"/>
    <style:style style:name="T18_36" style:family="text"/>
    <style:style style:name="T18_37" style:family="text"/>
    <style:style style:name="T18_38" style:family="text"/>
    <style:style style:name="T18_39" style:family="text"/>
    <style:style style:name="T18_40" style:family="text"/>
    <style:style style:name="T18_41" style:family="text"/>
    <style:style style:name="T18_42" style:family="text"/>
    <style:style style:name="T18_43" style:family="text"/>
    <style:style style:name="T18_44" style:family="text"/>
    <style:style style:name="T18_45" style:family="text"/>
    <style:style style:name="T18_46" style:family="text"/>
    <style:style style:name="T18_47" style:family="text"/>
    <style:style style:name="T18_48" style:family="text"/>
    <style:style style:name="T18_49" style:family="text"/>
    <style:style style:name="T18_50" style:family="text"/>
    <style:style style:name="T18_51" style:family="text"/>
    <style:style style:name="T18_52" style:family="text"/>
    <style:style style:name="T18_53" style:family="text"/>
    <style:style style:name="T18_54" style:family="text"/>
    <style:style style:name="T18_55" style:family="text"/>
    <style:style style:name="T18_56" style:family="text"/>
    <style:style style:name="T18_57" style:family="text"/>
    <style:style style:name="T18_58" style:family="text"/>
    <style:style style:name="T18_59" style:family="text"/>
    <style:style style:name="T18_60" style:family="text"/>
    <style:style style:name="T18_61" style:family="text"/>
    <style:style style:name="T18_62" style:family="text"/>
    <style:style style:name="T18_63" style:family="text"/>
    <style:style style:name="T18_64" style:family="text"/>
    <style:style style:name="T18_65" style:family="text"/>
    <style:style style:name="T18_66" style:family="text"/>
    <style:style style:name="T18_67" style:family="text"/>
    <style:style style:name="T18_68" style:family="text"/>
    <style:style style:name="T18_69" style:family="text"/>
    <style:style style:name="T18_70" style:family="text"/>
    <style:style style:name="T18_71" style:family="text"/>
    <style:style style:name="T18_72" style:family="text"/>
    <style:style style:name="T18_73" style:family="text"/>
    <style:style style:name="T18_74" style:family="text"/>
    <style:style style:name="T18_75" style:family="text"/>
    <style:style style:name="T18_76" style:family="text"/>
    <style:style style:name="T18_77" style:family="text"/>
    <style:style style:name="T18_78" style:family="text"/>
    <style:style style:name="T18_79" style:family="text"/>
    <style:style style:name="T18_80" style:family="text"/>
    <style:style style:name="T18_81" style:family="text"/>
    <style:style style:name="T18_82" style:family="text"/>
    <style:style style:name="T18_83" style:family="text"/>
    <style:style style:name="T18_84" style:family="text"/>
    <style:style style:name="T18_85" style:family="text"/>
    <style:style style:name="T18_86" style:family="text"/>
    <style:style style:name="T18_87" style:family="text"/>
    <style:style style:name="T18_88" style:family="text"/>
    <style:style style:name="T18_89" style:family="text"/>
    <style:style style:name="T18_90" style:family="text"/>
    <style:style style:name="T18_91" style:family="text"/>
    <style:style style:name="T18_92" style:family="text"/>
    <style:style style:name="T18_93" style:family="text"/>
    <style:style style:name="T18_94" style:family="text"/>
    <style:style style:name="T18_95" style:family="text"/>
    <style:style style:name="T18_96" style:family="text"/>
    <style:style style:name="T18_97" style:family="text"/>
    <style:style style:name="T18_98" style:family="text"/>
    <style:style style:name="T18_99" style:family="text"/>
    <style:style style:name="T18_100" style:family="text"/>
    <style:style style:name="T18_101" style:family="text"/>
    <style:style style:name="T18_102" style:family="text"/>
    <style:style style:name="T18_103" style:family="text"/>
    <style:style style:name="T18_104" style:family="text"/>
    <style:style style:name="T18_105" style:family="text"/>
    <style:style style:name="T18_106" style:family="text"/>
    <style:style style:name="T18_107" style:family="text"/>
    <style:style style:name="T18_108" style:family="text"/>
    <style:style style:name="T18_109" style:family="text"/>
    <style:style style:name="T18_110" style:family="text"/>
    <style:style style:name="T18_111" style:family="text"/>
    <style:style style:name="T18_112" style:family="text"/>
    <style:style style:name="T18_113" style:family="text"/>
    <style:style style:name="T18_114" style:family="text"/>
    <style:style style:name="T18_115" style:family="text"/>
    <style:style style:name="T18_116" style:family="text"/>
    <style:style style:name="T18_117" style:family="text"/>
    <style:style style:name="T18_118" style:family="text"/>
    <style:style style:name="T18_119" style:family="text"/>
    <style:style style:name="T18_120" style:family="text"/>
    <style:style style:name="T18_121" style:family="text"/>
    <style:style style:name="T18_122" style:family="text"/>
    <style:style style:name="T18_123" style:family="text"/>
    <style:style style:name="T18_124" style:family="text"/>
    <style:style style:name="T18_125" style:family="text"/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/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/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T25_2" style:family="text"/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/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Table1" style:family="table">
      <style:table-properties table:align="left" style:width="15.928cm" fo:margin-left="0cm"/>
    </style:style>
    <style:style style:name="Column1" style:family="table-column">
      <style:table-column-properties style:column-width="5.309cm"/>
    </style:style>
    <style:style style:name="Column2" style:family="table-column">
      <style:table-column-properties style:column-width="5.309cm"/>
    </style:style>
    <style:style style:name="Column3" style:family="table-column">
      <style:table-column-properties style:column-width="5.309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" style:family="table-row"/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break-before="auto" fo:line-height="115%" style:writing-mode="lr-tb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P48" style:family="paragraph" style:parent-style-name="Standard">
      <style:paragraph-properties fo:break-before="auto" fo:text-indent="1.27cm" fo:line-height="115%" style:writing-mode="lr-tb"/>
    </style:style>
    <style:style style:name="P49" style:family="paragraph" style:parent-style-name="Standard">
      <style:paragraph-properties fo:break-before="auto" fo:text-indent="0cm" fo:line-height="115%" fo:margin-left="0cm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P50" style:family="paragraph" style:parent-style-name="Standard">
      <style:paragraph-properties fo:break-before="auto" fo:text-indent="0cm" fo:line-height="115%" fo:margin-left="0cm" style:writing-mode="lr-tb"/>
    </style:style>
    <style:style style:name="Table2" style:family="table">
      <style:table-properties table:align="left" style:width="15.924cm" fo:margin-left="0cm"/>
    </style:style>
    <style:style style:name="Column4" style:family="table-column">
      <style:table-column-properties style:column-width="7.962cm"/>
    </style:style>
    <style:style style:name="Column5" style:family="table-column">
      <style:table-column-properties style:column-width="7.962cm"/>
    </style:style>
    <style:style style:name="Row7" style:family="table-row"/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" style:family="paragraph" style:parent-style-name="Standard">
      <style:paragraph-properties fo:text-align="left" fo:break-before="auto" fo:text-indent="1.27cm" fo:line-height="115%" fo:margin-top="0cm" fo:margin-bottom="0cm" fo:margin-left="0cm" fo:margin-right="0cm" fo:orphans="2" fo:widows="2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" style:family="paragraph" style:parent-style-name="Standard">
      <style:paragraph-properties fo:text-align="left" fo:break-before="auto" fo:text-indent="1.27cm" fo:line-height="115%" fo:margin-top="0cm" fo:margin-bottom="0cm" fo:margin-left="0cm" fo:margin-right="0cm" fo:orphans="2" fo:widows="2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" style:family="table-row"/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" style:family="table-row"/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1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3" style:family="table-row"/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3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4" style:family="table-row"/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5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5" style:family="table-row"/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7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6" style:family="table-row"/>
    <style:style style:name="Cell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9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7" style:family="table-row"/>
    <style:style style:name="Cell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1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3" style:family="paragraph" style:parent-style-name="Standard">
      <style:paragraph-properties fo:break-before="auto" fo:text-indent="0cm" fo:line-height="115%" fo:margin-left="0cm" style:writing-mode="lr-tb"/>
    </style:style>
    <style:style style:name="P74" style:family="paragraph" style:parent-style-name="Standard">
      <style:paragraph-properties fo:break-before="auto" fo:text-indent="0cm" fo:line-height="115%" fo:margin-left="0cm" style:writing-mode="lr-tb"/>
    </style:style>
    <style:style style:name="P75" style:family="paragraph" style:parent-style-name="Standard">
      <style:paragraph-properties fo:break-before="auto" fo:text-indent="0cm" fo:line-height="115%" fo:margin-left="0cm" style:writing-mode="lr-tb"/>
    </style:style>
    <style:style style:name="P76" style:family="paragraph" style:parent-style-name="Standard">
      <style:paragraph-properties fo:break-before="auto" fo:text-indent="0cm" fo:line-height="115%" fo:margin-left="0cm" style:writing-mode="lr-tb"/>
    </style:style>
    <style:style style:name="T76_1" style:family="text"/>
    <style:style style:name="P77" style:family="paragraph" style:parent-style-name="Standard">
      <style:paragraph-properties fo:break-before="auto" fo:text-indent="0cm" fo:line-height="115%" fo:margin-left="0cm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T77_16" style:family="text"/>
    <style:style style:name="T77_17" style:family="text"/>
    <style:style style:name="T77_18" style:family="text"/>
    <style:style style:name="T77_19" style:family="text"/>
    <style:style style:name="T77_20" style:family="text"/>
    <style:style style:name="T77_21" style:family="text"/>
    <style:style style:name="T77_22" style:family="text"/>
    <style:style style:name="T77_23" style:family="text"/>
    <style:style style:name="T77_24" style:family="text"/>
    <style:style style:name="T77_25" style:family="text"/>
    <style:style style:name="T77_26" style:family="text"/>
    <style:style style:name="T77_27" style:family="text"/>
    <style:style style:name="T77_28" style:family="text"/>
    <style:style style:name="T77_29" style:family="text"/>
    <style:style style:name="T77_30" style:family="text"/>
    <style:style style:name="T77_31" style:family="text"/>
    <style:style style:name="T77_32" style:family="text"/>
    <style:style style:name="T77_33" style:family="text"/>
    <style:style style:name="T77_34" style:family="text"/>
    <style:style style:name="T77_35" style:family="text"/>
    <style:style style:name="T77_36" style:family="text"/>
    <style:style style:name="T77_37" style:family="text"/>
    <style:style style:name="T77_38" style:family="text"/>
    <style:style style:name="T77_39" style:family="text"/>
    <style:style style:name="T77_40" style:family="text"/>
    <style:style style:name="T77_41" style:family="text"/>
    <style:style style:name="T77_42" style:family="text"/>
    <style:style style:name="T77_43" style:family="text"/>
    <style:style style:name="T77_44" style:family="text"/>
    <style:style style:name="T77_45" style:family="text"/>
    <style:style style:name="T77_46" style:family="text"/>
    <style:style style:name="T77_47" style:family="text"/>
    <style:style style:name="T77_48" style:family="text"/>
    <style:style style:name="T77_49" style:family="text"/>
    <style:style style:name="T77_50" style:family="text"/>
    <style:style style:name="T77_51" style:family="text"/>
    <style:style style:name="T77_52" style:family="text"/>
    <style:style style:name="P78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/>
      <text:p text:style-name="P2"><text:span text:style-name="T2_1">Concevoir</text:span><text:span text:style-name="T2_2"><text:s/></text:span><text:span text:style-name="T2_3">un</text:span><text:span text:style-name="T2_4"><text:s/></text:span><text:span text:style-name="T2_5">éditeur</text:span><text:span text:style-name="T2_6"><text:s/></text:span><text:span text:style-name="T2_7">de</text:span><text:span text:style-name="T2_8"><text:s/></text:span><text:span text:style-name="T2_9">formes</text:span><text:span text:style-name="T2_10"><text:s/></text:span><text:span text:style-name="T2_11">géométriques</text:span><text:span text:style-name="T2_12"><text:s/></text:span><text:span text:style-name="T2_13">en</text:span><text:span text:style-name="T2_14"><text:s/></text:span><text:span text:style-name="T2_15">mode</text:span><text:span text:style-name="T2_16"><text:s/></text:span><text:span text:style-name="T2_17">console</text:span><text:span text:style-name="T2_18"><text:s/></text:span><text:span text:style-name="T2_19">capable</text:span><text:span text:style-name="T2_20"><text:s/></text:span><text:span text:style-name="T2_21">de</text:span><text:span text:style-name="T2_22"><text:s/></text:span><text:span text:style-name="T2_23">manipuler</text:span><text:span text:style-name="T2_24"><text:s/></text:span><text:span text:style-name="T2_25">un</text:span><text:span text:style-name="T2_26"><text:s/></text:span><text:span text:style-name="T2_27">modèle</text:span><text:span text:style-name="T2_28"><text:s/></text:span><text:span text:style-name="T2_29">contenant</text:span><text:span text:style-name="T2_30"><text:s/></text:span><text:span text:style-name="T2_31">des</text:span><text:span text:style-name="T2_32"><text:s/></text:span><text:span text:style-name="T2_33">segments</text:span><text:span text:style-name="T2_34">,<text:s/></text:span><text:span text:style-name="T2_35">rectangles</text:span><text:span text:style-name="T2_36"><text:s/></text:span><text:span text:style-name="T2_37">et</text:span><text:span text:style-name="T2_38"><text:s/></text:span><text:span text:style-name="T2_39">autres</text:span><text:span text:style-name="T2_40"><text:s/></text:span><text:span text:style-name="T2_41">polygones</text:span><text:span text:style-name="T2_42"><text:s/></text:span><text:span text:style-name="T2_43">convexes</text:span><text:span text:style-name="T2_44">.<text:s/></text:span><text:span text:style-name="T2_45">L</text:span><text:span text:style-name="T2_46">’</text:span><text:span text:style-name="T2_47">éditeur</text:span><text:span text:style-name="T2_48"><text:s/></text:span><text:span text:style-name="T2_49">doit</text:span><text:span text:style-name="T2_50"><text:s/></text:span><text:span text:style-name="T2_51">présenter</text:span><text:span text:style-name="T2_52"><text:s/></text:span><text:span text:style-name="T2_53">les</text:span><text:span text:style-name="T2_54"><text:s/></text:span><text:span text:style-name="T2_55">fonctionnalités</text:span><text:span text:style-name="T2_56"><text:s/></text:span><text:span text:style-name="T2_57">suivantes</text:span><text:span text:style-name="T2_58">:</text:span></text:p>
      <text:p text:style-name="P3"><text:span text:style-name="T3_1">-</text:span><text:span text:style-name="T3_2">Ajouter</text:span><text:span text:style-name="T3_3"><text:s/></text:span><text:span text:style-name="T3_4">un</text:span><text:span text:style-name="T3_5"><text:s/></text:span><text:span text:style-name="T3_6">nouveau</text:span><text:span text:style-name="T3_7"><text:s/></text:span><text:span text:style-name="T3_8">objet</text:span><text:span text:style-name="T3_9"><text:s/></text:span><text:span text:style-name="T3_10">a</text:span><text:span text:style-name="T3_11"><text:s/></text:span><text:span text:style-name="T3_12">partir</text:span><text:span text:style-name="T3_13"><text:s/></text:span><text:span text:style-name="T3_14">des</text:span><text:span text:style-name="T3_15"><text:s/></text:span><text:span text:style-name="T3_16">données</text:span><text:span text:style-name="T3_17"><text:s/></text:span><text:span text:style-name="T3_18">sur</text:span><text:span text:style-name="T3_19"><text:s/></text:span><text:span text:style-name="T3_20">l</text:span><text:span text:style-name="T3_21">’</text:span><text:span text:style-name="T3_22">objet</text:span><text:span text:style-name="T3_23">;</text:span></text:p>
      <text:p text:style-name="P4"><text:span text:style-name="T4_1">-</text:span><text:span text:style-name="T4_2">Créer</text:span><text:span text:style-name="T4_3"><text:s/></text:span><text:span text:style-name="T4_4">un</text:span><text:span text:style-name="T4_5"><text:s/></text:span><text:span text:style-name="T4_6">nouveau</text:span><text:span text:style-name="T4_7"><text:s/></text:span><text:span text:style-name="T4_8">objet</text:span><text:span text:style-name="T4_9"><text:s/></text:span><text:span text:style-name="T4_10">a</text:span><text:span text:style-name="T4_11"><text:s/></text:span><text:span text:style-name="T4_12">partir</text:span><text:span text:style-name="T4_13"><text:s/></text:span><text:span text:style-name="T4_14">de</text:span><text:span text:style-name="T4_15"><text:s/></text:span><text:span text:style-name="T4_16">l</text:span><text:span text:style-name="T4_17">'</text:span><text:span text:style-name="T4_18">intersection</text:span><text:span text:style-name="T4_19"><text:s/></text:span><text:span text:style-name="T4_20">ou</text:span><text:span text:style-name="T4_21"><text:s/></text:span><text:span text:style-name="T4_22">l</text:span><text:span text:style-name="T4_23">’</text:span><text:span text:style-name="T4_24">union</text:span><text:span text:style-name="T4_25"><text:s/></text:span><text:span text:style-name="T4_26">entre</text:span><text:span text:style-name="T4_27"><text:s/></text:span><text:span text:style-name="T4_28">plusieurs</text:span><text:span text:style-name="T4_29"><text:s/></text:span><text:span text:style-name="T4_30">objets</text:span><text:span text:style-name="T4_31">;</text:span></text:p>
      <text:p text:style-name="P5"><text:span text:style-name="T5_1">-</text:span><text:span text:style-name="T5_2">Lister</text:span><text:span text:style-name="T5_3"><text:s/></text:span><text:span text:style-name="T5_4">les</text:span><text:span text:style-name="T5_5"><text:s/></text:span><text:span text:style-name="T5_6">objets</text:span><text:span text:style-name="T5_7"><text:s/></text:span><text:span text:style-name="T5_8">présents</text:span><text:span text:style-name="T5_9"><text:s/></text:span><text:span text:style-name="T5_10">dans</text:span><text:span text:style-name="T5_11"><text:s/></text:span><text:span text:style-name="T5_12">le</text:span><text:span text:style-name="T5_13"><text:s/></text:span><text:span text:style-name="T5_14">modèle</text:span><text:span text:style-name="T5_15"><text:s/></text:span><text:span text:style-name="T5_16">actuel</text:span><text:span text:style-name="T5_17">;</text:span></text:p>
      <text:p text:style-name="P6"><text:span text:style-name="T6_1">-</text:span><text:span text:style-name="T6_2">Supprimer</text:span><text:span text:style-name="T6_3"><text:s/></text:span><text:span text:style-name="T6_4">un</text:span><text:span text:style-name="T6_5"><text:s/></text:span><text:span text:style-name="T6_6">objet</text:span><text:span text:style-name="T6_7">;</text:span></text:p>
      <text:p text:style-name="P7"><text:span text:style-name="T7_1">-</text:span><text:span text:style-name="T7_2">Déplacer</text:span><text:span text:style-name="T7_3"><text:s/></text:span><text:span text:style-name="T7_4">un</text:span><text:span text:style-name="T7_5"><text:s/></text:span><text:span text:style-name="T7_6">objet</text:span><text:span text:style-name="T7_7">;</text:span></text:p>
      <text:p text:style-name="P8"><text:span text:style-name="T8_1">-</text:span><text:span text:style-name="T8_2">Vérifier</text:span><text:span text:style-name="T8_3"><text:s/></text:span><text:span text:style-name="T8_4">l</text:span><text:span text:style-name="T8_5">’</text:span><text:span text:style-name="T8_6">appartenance</text:span><text:span text:style-name="T8_7"><text:s/></text:span><text:span text:style-name="T8_8">d</text:span><text:span text:style-name="T8_9">’</text:span><text:span text:style-name="T8_10">un</text:span><text:span text:style-name="T8_11"><text:s/></text:span><text:span text:style-name="T8_12">point</text:span><text:span text:style-name="T8_13"><text:s/></text:span><text:span text:style-name="T8_14">a</text:span><text:span text:style-name="T8_15"><text:s/></text:span><text:span text:style-name="T8_16">l</text:span><text:span text:style-name="T8_17">’</text:span><text:span text:style-name="T8_18">objet</text:span><text:span text:style-name="T8_19">;</text:span></text:p>
      <text:p text:style-name="P9"><text:span text:style-name="T9_1">-</text:span><text:span text:style-name="T9_2">Charger</text:span><text:span text:style-name="T9_3"><text:s/></text:span><text:span text:style-name="T9_4">un</text:span><text:span text:style-name="T9_5"><text:s/></text:span><text:span text:style-name="T9_6">modèle</text:span><text:span text:style-name="T9_7"><text:s/></text:span><text:span text:style-name="T9_8">a</text:span><text:span text:style-name="T9_9"><text:s/></text:span><text:span text:style-name="T9_10">partir</text:span><text:span text:style-name="T9_11"><text:s/></text:span><text:span text:style-name="T9_12">d</text:span><text:span text:style-name="T9_13">’</text:span><text:span text:style-name="T9_14">un</text:span><text:span text:style-name="T9_15"><text:s/></text:span><text:span text:style-name="T9_16">fichier</text:span><text:span text:style-name="T9_17"><text:s/></text:span><text:span text:style-name="T9_18">texte</text:span><text:span text:style-name="T9_19">;</text:span></text:p>
      <text:p text:style-name="P10"><text:span text:style-name="T10_1">-</text:span><text:span text:style-name="T10_2">Sauvegarder</text:span><text:span text:style-name="T10_3"><text:s/></text:span><text:span text:style-name="T10_4">l</text:span><text:span text:style-name="T10_5">’</text:span><text:span text:style-name="T10_6">ensemble</text:span><text:span text:style-name="T10_7"><text:s/></text:span><text:span text:style-name="T10_8">d</text:span><text:span text:style-name="T10_9">’</text:span><text:span text:style-name="T10_10">objets</text:span><text:span text:style-name="T10_11"><text:s/></text:span><text:span text:style-name="T10_12">du</text:span><text:span text:style-name="T10_13"><text:s/></text:span><text:span text:style-name="T10_14">modèle</text:span><text:span text:style-name="T10_15">;</text:span></text:p>
      <text:p text:style-name="P11"><text:span text:style-name="T11_1">-</text:span><text:span text:style-name="T11_2">Défaire</text:span><text:span text:style-name="T11_3"><text:s/></text:span><text:span text:style-name="T11_4">une</text:span><text:span text:style-name="T11_5"><text:s/></text:span><text:span text:style-name="T11_6">action</text:span><text:span text:style-name="T11_7">;</text:span></text:p>
      <text:p text:style-name="P12"><text:span text:style-name="T12_1">-</text:span><text:span text:style-name="T12_2">Refaire</text:span><text:span text:style-name="T12_3"><text:s/></text:span><text:span text:style-name="T12_4">une</text:span><text:span text:style-name="T12_5"><text:s/></text:span><text:span text:style-name="T12_6">action</text:span><text:span text:style-name="T12_7"><text:s/></text:span><text:span text:style-name="T12_8">défaite</text:span><text:span text:style-name="T12_9">.</text:span></text:p>
      <text:p text:style-name="P13"><text:span text:style-name="T13_1">-</text:span><text:span text:style-name="T13_2">Vider</text:span><text:span text:style-name="T13_3"><text:s/></text:span><text:span text:style-name="T13_4">le</text:span><text:span text:style-name="T13_5"><text:s/></text:span><text:span text:style-name="T13_6">modèle</text:span><text:span text:style-name="T13_7"><text:s/></text:span><text:span text:style-name="T13_8">courant</text:span><text:span text:style-name="T13_9">;</text:span></text:p>
      <text:p text:style-name="P14"><text:span text:style-name="T14_1">-</text:span><text:span text:style-name="T14_2">Sortir</text:span><text:span text:style-name="T14_3"><text:s/></text:span><text:span text:style-name="T14_4">de</text:span><text:span text:style-name="T14_5"><text:s/></text:span><text:span text:style-name="T14_6">l</text:span><text:span text:style-name="T14_7">’</text:span><text:span text:style-name="T14_8">application</text:span></text:p>
      <text:p text:style-name="P15"/>
      <text:p text:style-name="P16"><text:span text:style-name="T16_1">Ces</text:span><text:span text:style-name="T16_2"><text:s/></text:span><text:span text:style-name="T16_3">fonctionnalités</text:span><text:span text:style-name="T16_4"><text:s/></text:span><text:span text:style-name="T16_5">sont</text:span><text:span text:style-name="T16_6"><text:s/></text:span><text:span text:style-name="T16_7">appelées</text:span><text:span text:style-name="T16_8"><text:s/></text:span><text:span text:style-name="T16_9">en</text:span><text:span text:style-name="T16_10"><text:s/></text:span><text:span text:style-name="T16_11">mode</text:span><text:span text:style-name="T16_12"><text:s/></text:span><text:span text:style-name="T16_13">console</text:span><text:span text:style-name="T16_14">,<text:s/></text:span><text:span text:style-name="T16_15">et</text:span><text:span text:style-name="T16_16"><text:s/></text:span><text:span text:style-name="T16_17">a</text:span><text:span text:style-name="T16_18"><text:s/></text:span><text:span text:style-name="T16_19">chaque</text:span><text:span text:style-name="T16_20"><text:s/></text:span><text:span text:style-name="T16_21">commande</text:span><text:span text:style-name="T16_22"><text:s/></text:span><text:span text:style-name="T16_23">l</text:span><text:span text:style-name="T16_24">’</text:span><text:span text:style-name="T16_25">application</text:span><text:span text:style-name="T16_26"><text:s/></text:span><text:span text:style-name="T16_27">doit</text:span><text:span text:style-name="T16_28"><text:s/></text:span><text:span text:style-name="T16_29">renvoyer</text:span><text:span text:style-name="T16_30"><text:s/></text:span><text:span text:style-name="T16_31">OK</text:span><text:span text:style-name="T16_32"><text:s/></text:span><text:span text:style-name="T16_33">pour</text:span><text:span text:style-name="T16_34"><text:s/></text:span><text:span text:style-name="T16_35">signaler</text:span><text:span text:style-name="T16_36"><text:s/></text:span><text:span text:style-name="T16_37">l</text:span><text:span text:style-name="T16_38">’</text:span><text:span text:style-name="T16_39">accomplissement</text:span><text:span text:style-name="T16_40"><text:s/></text:span><text:span text:style-name="T16_41">de</text:span><text:span text:style-name="T16_42"><text:s/></text:span><text:span text:style-name="T16_43">la</text:span><text:span text:style-name="T16_44"><text:s/></text:span><text:span text:style-name="T16_45">fonction</text:span><text:span text:style-name="T16_46"><text:s/></text:span><text:span text:style-name="T16_47">ou</text:span><text:span text:style-name="T16_48"><text:s/></text:span><text:span text:style-name="T16_49">ERR</text:span><text:span text:style-name="T16_50"><text:s/></text:span><text:span text:style-name="T16_51">au</text:span><text:span text:style-name="T16_52"><text:s/></text:span><text:span text:style-name="T16_53">cas</text:span><text:span text:style-name="T16_54"><text:s/></text:span><text:span text:style-name="T16_55">où</text:span><text:span text:style-name="T16_56"><text:s/></text:span><text:span text:style-name="T16_57">une</text:span><text:span text:style-name="T16_58"><text:s/></text:span><text:span text:style-name="T16_59">erreur</text:span><text:span text:style-name="T16_60"><text:s/></text:span><text:span text:style-name="T16_61">se</text:span><text:span text:style-name="T16_62"><text:s/></text:span><text:span text:style-name="T16_63">passe</text:span><text:span text:style-name="T16_64">.<text:tab/></text:span><text:span text:style-name="T16_65">Des</text:span><text:span text:style-name="T16_66"><text:s/></text:span><text:span text:style-name="T16_67">commentaires</text:span><text:span text:style-name="T16_68"><text:s/></text:span><text:span text:style-name="T16_69">peuvent</text:span><text:span text:style-name="T16_70"><text:s/></text:span><text:span text:style-name="T16_71">être</text:span><text:span text:style-name="T16_72"><text:s/></text:span><text:span text:style-name="T16_73">renvoyés</text:span><text:span text:style-name="T16_74"><text:s/></text:span><text:span text:style-name="T16_75">avec</text:span><text:span text:style-name="T16_76"><text:s/></text:span><text:span text:style-name="T16_77">un</text:span><text:span text:style-name="T16_78"><text:s/>#<text:s/></text:span><text:span text:style-name="T16_79">au</text:span><text:span text:style-name="T16_80"><text:s/></text:span><text:span text:style-name="T16_81">début</text:span><text:span text:style-name="T16_82"><text:s/></text:span><text:span text:style-name="T16_83">de</text:span><text:span text:style-name="T16_84"><text:s/></text:span><text:span text:style-name="T16_85">la</text:span><text:span text:style-name="T16_86"><text:s/></text:span><text:span text:style-name="T16_87">ligne</text:span><text:span text:style-name="T16_88">.</text:span></text:p>
      <text:p text:style-name="P17"/>
      <text:p text:style-name="P18"><text:span text:style-name="T18_1"><text:tab/></text:span><text:span text:style-name="T18_2">Les</text:span><text:span text:style-name="T18_3"><text:s/></text:span><text:span text:style-name="T18_4">objets</text:span><text:span text:style-name="T18_5"><text:s/></text:span><text:span text:style-name="T18_6">manipulés</text:span><text:span text:style-name="T18_7"><text:s/></text:span><text:span text:style-name="T18_8">possèdent</text:span><text:span text:style-name="T18_9"><text:s/></text:span><text:span text:style-name="T18_10">des</text:span><text:span text:style-name="T18_11"><text:s/></text:span><text:span text:style-name="T18_12">coordonnées</text:span><text:span text:style-name="T18_13"><text:s/></text:span><text:span text:style-name="T18_14">entières</text:span><text:span text:style-name="T18_15"><text:s/></text:span><text:span text:style-name="T18_16">et</text:span><text:span text:style-name="T18_17"><text:s/></text:span><text:span text:style-name="T18_18">peuvent</text:span><text:span text:style-name="T18_19"><text:s/></text:span><text:span text:style-name="T18_20">se</text:span><text:span text:style-name="T18_21"><text:s/></text:span><text:span text:style-name="T18_22">chevaucher</text:span><text:span text:style-name="T18_23">.<text:s/></text:span><text:span text:style-name="T18_24">Chaque</text:span><text:span text:style-name="T18_25"><text:s/></text:span><text:span text:style-name="T18_26">objet</text:span><text:span text:style-name="T18_27"><text:s/></text:span><text:span text:style-name="T18_28">doit</text:span><text:span text:style-name="T18_29"><text:s/></text:span><text:span text:style-name="T18_30">avoir</text:span><text:span text:style-name="T18_31"><text:s/></text:span><text:span text:style-name="T18_32">un</text:span><text:span text:style-name="T18_33"><text:s/></text:span><text:span text:style-name="T18_34">nom</text:span><text:span text:style-name="T18_35"><text:s/></text:span><text:span text:style-name="T18_36">unique</text:span><text:span text:style-name="T18_37">,<text:s/></text:span><text:span text:style-name="T18_38">parce</text:span><text:span text:style-name="T18_39"><text:s/></text:span><text:span text:style-name="T18_40">que</text:span><text:span text:style-name="T18_41"><text:s/></text:span><text:span text:style-name="T18_42">ce</text:span><text:span text:style-name="T18_43"><text:s/></text:span><text:span text:style-name="T18_44">nom</text:span><text:span text:style-name="T18_45"><text:s/></text:span><text:span text:style-name="T18_46">sera</text:span><text:span text:style-name="T18_47"><text:s/></text:span><text:span text:style-name="T18_48">utilisé</text:span><text:span text:style-name="T18_49"><text:s/></text:span><text:span text:style-name="T18_50">pour</text:span><text:span text:style-name="T18_51"><text:s/></text:span><text:span text:style-name="T18_52">le</text:span><text:span text:style-name="T18_53"><text:s/></text:span><text:span text:style-name="T18_54">manipuler</text:span><text:span text:style-name="T18_55">.<text:s/></text:span><text:span text:style-name="T18_56">Si</text:span><text:span text:style-name="T18_57"><text:s/></text:span><text:span text:style-name="T18_58">le</text:span><text:span text:style-name="T18_59"><text:s/></text:span><text:span text:style-name="T18_60">nom</text:span><text:span text:style-name="T18_61"><text:s/></text:span><text:span text:style-name="T18_62">donné</text:span><text:span text:style-name="T18_63"><text:s/></text:span><text:span text:style-name="T18_64">a</text:span><text:span text:style-name="T18_65"><text:s/></text:span><text:span text:style-name="T18_66">un</text:span><text:span text:style-name="T18_67"><text:s/></text:span><text:span text:style-name="T18_68">objet</text:span><text:span text:style-name="T18_69"><text:s/></text:span><text:span text:style-name="T18_70">est</text:span><text:span text:style-name="T18_71"><text:s/></text:span><text:span text:style-name="T18_72">déjà</text:span><text:span text:style-name="T18_73"><text:s/></text:span><text:span text:style-name="T18_74">utilisé</text:span><text:span text:style-name="T18_75">,<text:s/></text:span><text:span text:style-name="T18_76">le</text:span><text:span text:style-name="T18_77"><text:s/></text:span><text:span text:style-name="T18_78">programme</text:span><text:span text:style-name="T18_79"><text:s/></text:span><text:span text:style-name="T18_80">prévient</text:span><text:span text:style-name="T18_81"><text:s/></text:span><text:span text:style-name="T18_82">l</text:span><text:span text:style-name="T18_83">’</text:span><text:span text:style-name="T18_84">utilisateur</text:span><text:span text:style-name="T18_85"><text:s/></text:span><text:span text:style-name="T18_86">que</text:span><text:span text:style-name="T18_87"><text:s/></text:span><text:span text:style-name="T18_88">le</text:span><text:span text:style-name="T18_89"><text:s/></text:span><text:span text:style-name="T18_90">nom</text:span><text:span text:style-name="T18_91"><text:s/></text:span><text:span text:style-name="T18_92">est</text:span><text:span text:style-name="T18_93"><text:s/></text:span><text:span text:style-name="T18_94">utilisé</text:span><text:span text:style-name="T18_95"><text:s/></text:span><text:span text:style-name="T18_96">et</text:span><text:span text:style-name="T18_97"><text:s/></text:span><text:span text:style-name="T18_98">ne</text:span><text:span text:style-name="T18_99"><text:s/></text:span><text:span text:style-name="T18_100">reconstruit</text:span><text:span text:style-name="T18_101"><text:s/></text:span><text:span text:style-name="T18_102">pas</text:span><text:span text:style-name="T18_103"><text:s/></text:span><text:span text:style-name="T18_104">un</text:span><text:span text:style-name="T18_105"><text:s/></text:span><text:span text:style-name="T18_106">nouvel</text:span><text:span text:style-name="T18_107"><text:s/></text:span><text:span text:style-name="T18_108">objet</text:span><text:span text:style-name="T18_109">.<text:s/></text:span><text:span text:style-name="T18_110">Les</text:span><text:span text:style-name="T18_111"><text:s/></text:span><text:span text:style-name="T18_112">objets</text:span><text:span text:style-name="T18_113"><text:s/></text:span><text:span text:style-name="T18_114">seront</text:span><text:span text:style-name="T18_115"><text:s/></text:span><text:span text:style-name="T18_116">crées</text:span><text:span text:style-name="T18_117"><text:s/></text:span><text:span text:style-name="T18_118">de</text:span><text:span text:style-name="T18_119"><text:s/></text:span><text:span text:style-name="T18_120">la</text:span><text:span text:style-name="T18_121"><text:s/></text:span><text:span text:style-name="T18_122">façon</text:span><text:span text:style-name="T18_123"><text:s/></text:span><text:span text:style-name="T18_124">suivante</text:span><text:span text:style-name="T18_125">:</text:span></text:p>
      <text:p text:style-name="P19"/>
      <text:p text:style-name="P20"><text:span text:style-name="T20_1"><text:tab/>&lt;</text:span><text:span text:style-name="T20_2">commande</text:span><text:span text:style-name="T20_3">&gt;<text:s/>&lt;</text:span><text:span text:style-name="T20_4">nom</text:span><text:span text:style-name="T20_5">&gt;<text:s/>&lt;</text:span><text:span text:style-name="T20_6">données</text:span><text:span text:style-name="T20_7">&gt;</text:span></text:p>
      <text:p text:style-name="P21"><text:span text:style-name="T21_1"><text:tab/></text:span><text:span text:style-name="T21_2">Les</text:span><text:span text:style-name="T21_3"><text:s/></text:span><text:span text:style-name="T21_4">commandes</text:span><text:span text:style-name="T21_5"><text:s/></text:span><text:span text:style-name="T21_6">disponibles</text:span><text:span text:style-name="T21_7"><text:s/></text:span><text:span text:style-name="T21_8">sont</text:span><text:span text:style-name="T21_9">:</text:span></text:p>
      <text:p text:style-name="P22"><text:span text:style-name="T22_1"><text:tab/>-</text:span><text:span text:style-name="T22_2">S</text:span></text:p>
      <text:p text:style-name="P23"><text:span text:style-name="T23_1"><text:tab/>-</text:span><text:span text:style-name="T23_2">R</text:span></text:p>
      <text:p text:style-name="P24"><text:span text:style-name="T24_1"><text:tab/>-</text:span><text:span text:style-name="T24_2">PC</text:span></text:p>
      <text:p text:style-name="P25"><text:span text:style-name="T25_1"><text:tab/>-</text:span><text:span text:style-name="T25_2">OR</text:span></text:p>
      <text:p text:style-name="P26"><text:span text:style-name="T26_1"><text:tab/>-</text:span><text:span text:style-name="T26_2">OI</text:span></text:p>
      <text:p text:style-name="P27"><text:span text:style-name="T27_1"><text:tab/></text:span></text:p>
      <table:table table:style-name="Table1">
        <table:table-column table:style-name="Column1"/>
        <table:table-column table:style-name="Column2"/>
        <table:table-column table:style-name="Column3"/>
        <table:table-row table:style-name="Row1">
          <table:table-cell table:style-name="Cell1">
            <text:p text:style-name="P28"><text:span text:style-name="T28_1">Action</text:span></text:p>
          </table:table-cell>
          <table:table-cell table:style-name="Cell2">
            <text:p text:style-name="P29"><text:span text:style-name="T29_1">Commande</text:span></text:p>
          </table:table-cell>
          <table:table-cell table:style-name="Cell3">
            <text:p text:style-name="P30"><text:span text:style-name="T30_1">Erreurs</text:span><text:span text:style-name="T30_2"><text:s/></text:span><text:span text:style-name="T30_3">possibles</text:span></text:p>
          </table:table-cell>
        </table:table-row>
        <table:table-row table:style-name="Row2">
          <table:table-cell table:style-name="Cell4">
            <text:p text:style-name="P31"><text:span text:style-name="T31_1">Créer</text:span><text:span text:style-name="T31_2"><text:s/></text:span><text:span text:style-name="T31_3">un</text:span><text:span text:style-name="T31_4"><text:s/></text:span><text:span text:style-name="T31_5">segment</text:span></text:p>
          </table:table-cell>
          <table:table-cell table:style-name="Cell5">
            <text:p text:style-name="P32"><text:span text:style-name="T32_1">S</text:span><text:span text:style-name="T32_2"><text:s/></text:span><text:span text:style-name="T32_3">diagonale</text:span><text:span text:style-name="T32_4"><text:s/>15<text:s/>15<text:s/>25<text:s/>25</text:span></text:p>
          </table:table-cell>
          <table:table-cell table:style-name="Cell6">
            <text:p text:style-name="P33"><text:span text:style-name="T33_1">Nom</text:span><text:span text:style-name="T33_2"><text:s/></text:span><text:span text:style-name="T33_3">déjà</text:span><text:span text:style-name="T33_4"><text:s/></text:span><text:span text:style-name="T33_5">utilisé</text:span></text:p>
          </table:table-cell>
        </table:table-row>
        <table:table-row table:style-name="Row3">
          <table:table-cell table:style-name="Cell7">
            <text:p text:style-name="P34"><text:span text:style-name="T34_1">Créer</text:span><text:span text:style-name="T34_2"><text:s/></text:span><text:span text:style-name="T34_3">un</text:span><text:span text:style-name="T34_4"><text:s/></text:span><text:span text:style-name="T34_5">rectangle</text:span></text:p>
          </table:table-cell>
          <table:table-cell table:style-name="Cell8">
            <text:p text:style-name="P35"><text:span text:style-name="T35_1">R</text:span><text:span text:style-name="T35_2"><text:s/></text:span><text:span text:style-name="T35_3">carre</text:span><text:span text:style-name="T35_4"><text:s/>15<text:s/>15<text:s/>25<text:s/>25<text:s/></text:span></text:p>
          </table:table-cell>
          <table:table-cell table:style-name="Cell9">
            <text:p text:style-name="P36"><text:span text:style-name="T36_1">Nom</text:span><text:span text:style-name="T36_2"><text:s/></text:span><text:span text:style-name="T36_3">déjà</text:span><text:span text:style-name="T36_4"><text:s/></text:span><text:span text:style-name="T36_5">utilisé</text:span></text:p>
          </table:table-cell>
        </table:table-row>
        <table:table-row table:style-name="Row4">
          <table:table-cell table:style-name="Cell10">
            <text:p text:style-name="P37"><text:span text:style-name="T37_1">Créer</text:span><text:span text:style-name="T37_2"><text:s/></text:span><text:span text:style-name="T37_3">un</text:span><text:span text:style-name="T37_4"><text:s/></text:span><text:span text:style-name="T37_5">polygone</text:span><text:span text:style-name="T37_6"><text:s/></text:span><text:span text:style-name="T37_7">convexe</text:span></text:p>
          </table:table-cell>
          <table:table-cell table:style-name="Cell11">
            <text:p text:style-name="P38"><text:span text:style-name="T38_1">PC</text:span><text:span text:style-name="T38_2"><text:s/></text:span><text:span text:style-name="T38_3">cont</text:span><text:span text:style-name="T38_4"><text:s/>15<text:s/>15<text:s/>5<text:s/>5<text:s/>15<text:s/>5</text:span></text:p>
          </table:table-cell>
          <table:table-cell table:style-name="Cell12">
            <text:p text:style-name="P39"><text:span text:style-name="T39_1">Polygone</text:span><text:span text:style-name="T39_2"><text:s/></text:span><text:span text:style-name="T39_3">non</text:span><text:span text:style-name="T39_4"><text:s/></text:span><text:span text:style-name="T39_5">convexe</text:span></text:p>
          </table:table-cell>
        </table:table-row>
        <table:table-row table:style-name="Row5">
          <table:table-cell table:style-name="Cell13">
            <text:p text:style-name="P40"><text:span text:style-name="T40_1">Regrouper</text:span><text:span text:style-name="T40_2"><text:s/></text:span><text:span text:style-name="T40_3">le</text:span><text:span text:style-name="T40_4"><text:s/></text:span><text:span text:style-name="T40_5">carré</text:span><text:span text:style-name="T40_6"><text:s/></text:span><text:span text:style-name="T40_7">et</text:span><text:span text:style-name="T40_8"><text:s/></text:span><text:span text:style-name="T40_9">sa</text:span><text:span text:style-name="T40_10"><text:s/></text:span><text:span text:style-name="T40_11">diagonale</text:span></text:p>
          </table:table-cell>
          <table:table-cell table:style-name="Cell14">
            <text:p text:style-name="P41"><text:span text:style-name="T41_1">OR</text:span><text:span text:style-name="T41_2"><text:s/></text:span><text:span text:style-name="T41_3">unie</text:span><text:span text:style-name="T41_4"><text:s/></text:span><text:span text:style-name="T41_5">diagonale</text:span><text:span text:style-name="T41_6"><text:s/></text:span><text:span text:style-name="T41_7">carre</text:span></text:p>
          </table:table-cell>
          <table:table-cell table:style-name="Cell15">
            <text:p text:style-name="P42"><text:span text:style-name="T42_1">Nom</text:span><text:span text:style-name="T42_2"><text:s/></text:span><text:span text:style-name="T42_3">déjà</text:span><text:span text:style-name="T42_4"><text:s/></text:span><text:span text:style-name="T42_5">utilisé</text:span></text:p>
          </table:table-cell>
        </table:table-row>
        <table:table-row table:style-name="Row6">
          <table:table-cell table:style-name="Cell16">
            <text:p text:style-name="P43"><text:span text:style-name="T43_1">Nommer</text:span><text:span text:style-name="T43_2"><text:s/></text:span><text:span text:style-name="T43_3">une</text:span><text:span text:style-name="T43_4"><text:s/></text:span><text:span text:style-name="T43_5">intersection</text:span></text:p>
          </table:table-cell>
          <table:table-cell table:style-name="Cell17">
            <text:p text:style-name="P44"><text:span text:style-name="T44_1">OI</text:span><text:span text:style-name="T44_2"><text:s/></text:span><text:span text:style-name="T44_3">diagonale</text:span><text:span text:style-name="T44_4">2<text:s/></text:span><text:span text:style-name="T44_5">diagonale</text:span><text:span text:style-name="T44_6"><text:s/></text:span><text:span text:style-name="T44_7">carre</text:span></text:p>
          </table:table-cell>
          <table:table-cell table:style-name="Cell18">
            <text:p text:style-name="P45"><text:span text:style-name="T45_1">Nom</text:span><text:span text:style-name="T45_2"><text:s/></text:span><text:span text:style-name="T45_3">déjà</text:span><text:span text:style-name="T45_4"><text:s/></text:span><text:span text:style-name="T45_5">utilisé</text:span></text:p>
          </table:table-cell>
        </table:table-row>
      </table:table>
      <text:p text:style-name="P46"/>
      <text:p text:style-name="P47"><text:span text:style-name="T47_1"><text:tab/></text:span><text:span text:style-name="T47_2">Tableau</text:span><text:span text:style-name="T47_3">1:<text:s/></text:span><text:span text:style-name="T47_4">exemple</text:span><text:span text:style-name="T47_5"><text:s/></text:span><text:span text:style-name="T47_6">d</text:span><text:span text:style-name="T47_7">’</text:span><text:span text:style-name="T47_8">utilisation</text:span></text:p>
      <text:p text:style-name="P48"/>
      <text:p text:style-name="P49"><text:span text:style-name="T49_1"><text:tab/></text:span><text:span text:style-name="T49_2">Pour</text:span><text:span text:style-name="T49_3"><text:s/></text:span><text:span text:style-name="T49_4">manipuler</text:span><text:span text:style-name="T49_5"><text:s/></text:span><text:span text:style-name="T49_6">les</text:span><text:span text:style-name="T49_7"><text:s/></text:span><text:span text:style-name="T49_8">formes</text:span><text:span text:style-name="T49_9"><text:s/></text:span><text:span text:style-name="T49_10">géométriques</text:span><text:span text:style-name="T49_11"><text:s/></text:span><text:span text:style-name="T49_12">nous</text:span><text:span text:style-name="T49_13"><text:s/></text:span><text:span text:style-name="T49_14">avons</text:span><text:span text:style-name="T49_15"><text:s/></text:span><text:span text:style-name="T49_16">les</text:span><text:span text:style-name="T49_17"><text:s/></text:span><text:span text:style-name="T49_18">commandes</text:span><text:span text:style-name="T49_19"><text:s/></text:span><text:span text:style-name="T49_20">suivantes</text:span><text:span text:style-name="T49_21">:</text:span></text:p>
      <text:p text:style-name="P50"/>
      <table:table table:style-name="Table2">
        <table:table-column table:style-name="Column4"/>
        <table:table-column table:style-name="Column5"/>
        <table:table-row table:style-name="Row7">
          <table:table-cell table:style-name="Cell19">
            <text:p text:style-name="P51"><text:span text:style-name="T51_1">Commande</text:span></text:p>
          </table:table-cell>
          <table:table-cell table:style-name="Cell20">
            <text:p text:style-name="P52"><text:span text:style-name="T52_1">Action</text:span><text:span text:style-name="T52_2"><text:s/></text:span><text:span text:style-name="T52_3">associé</text:span></text:p>
          </table:table-cell>
        </table:table-row>
        <table:table-row table:style-name="Row8">
          <table:table-cell table:style-name="Cell21">
            <text:p text:style-name="P53"><text:span text:style-name="T53_1">-</text:span><text:span text:style-name="T53_2">CLEAR</text:span></text:p>
          </table:table-cell>
          <table:table-cell table:style-name="Cell22">
            <text:p text:style-name="P54"><text:span text:style-name="T54_1">Efface</text:span><text:span text:style-name="T54_2"><text:s/></text:span><text:span text:style-name="T54_3">tous</text:span><text:span text:style-name="T54_4"><text:s/></text:span><text:span text:style-name="T54_5">les</text:span><text:span text:style-name="T54_6"><text:s/></text:span><text:span text:style-name="T54_7">objets</text:span><text:span text:style-name="T54_8"><text:s/></text:span><text:span text:style-name="T54_9">du</text:span><text:span text:style-name="T54_10"><text:s/></text:span><text:span text:style-name="T54_11">modèle</text:span></text:p>
          </table:table-cell>
        </table:table-row>
        <table:table-row table:style-name="Row9">
          <table:table-cell table:style-name="Cell23">
            <text:p text:style-name="P55"><text:span text:style-name="T55_1">-</text:span><text:span text:style-name="T55_2">LIST</text:span></text:p>
          </table:table-cell>
          <table:table-cell table:style-name="Cell24">
            <text:p text:style-name="P56"><text:span text:style-name="T56_1">Affiche</text:span><text:span text:style-name="T56_2"><text:s/></text:span><text:span text:style-name="T56_3">une</text:span><text:span text:style-name="T56_4"><text:s/></text:span><text:span text:style-name="T56_5">descriptions</text:span><text:span text:style-name="T56_6"><text:s/></text:span><text:span text:style-name="T56_7">des</text:span><text:span text:style-name="T56_8"><text:s/></text:span><text:span text:style-name="T56_9">objets</text:span></text:p>
          </table:table-cell>
        </table:table-row>
        <table:table-row table:style-name="Row10">
          <table:table-cell table:style-name="Cell25">
            <text:p text:style-name="P57"><text:span text:style-name="T57_1"><text:tab/>-</text:span><text:span text:style-name="T57_2">HIT</text:span><text:span text:style-name="T57_3"><text:s/>&lt;</text:span><text:span text:style-name="T57_4">nom</text:span><text:span text:style-name="T57_5">&gt;<text:s/></text:span><text:span text:style-name="T57_6">x</text:span><text:span text:style-name="T57_7"><text:s/></text:span><text:span text:style-name="T57_8">y</text:span></text:p>
          </table:table-cell>
          <table:table-cell table:style-name="Cell26">
            <text:p text:style-name="P58"><text:span text:style-name="T58_1">Vérifie</text:span><text:span text:style-name="T58_2"><text:s/></text:span><text:span text:style-name="T58_3">si</text:span><text:span text:style-name="T58_4"><text:s/></text:span><text:span text:style-name="T58_5">un</text:span><text:span text:style-name="T58_6"><text:s/></text:span><text:span text:style-name="T58_7">point</text:span><text:span text:style-name="T58_8"><text:s/></text:span><text:span text:style-name="T58_9">appartient</text:span><text:span text:style-name="T58_10"><text:s/></text:span><text:span text:style-name="T58_11">à</text:span><text:span text:style-name="T58_12"><text:s/></text:span><text:span text:style-name="T58_13">une</text:span><text:span text:style-name="T58_14"><text:s/></text:span><text:span text:style-name="T58_15">forme</text:span></text:p>
          </table:table-cell>
        </table:table-row>
        <table:table-row table:style-name="Row11">
          <table:table-cell table:style-name="Cell27">
            <text:p text:style-name="P59"><text:span text:style-name="T59_1"><text:tab/>-</text:span><text:span text:style-name="T59_2">DELETE</text:span><text:span text:style-name="T59_3"><text:s/>&lt;</text:span><text:span text:style-name="T59_4">nom</text:span><text:span text:style-name="T59_5">&gt;</text:span></text:p>
          </table:table-cell>
          <table:table-cell table:style-name="Cell28">
            <text:p text:style-name="P60"><text:span text:style-name="T60_1">Supprime</text:span><text:span text:style-name="T60_2"><text:s/></text:span><text:span text:style-name="T60_3">une</text:span><text:span text:style-name="T60_4"><text:s/></text:span><text:span text:style-name="T60_5">forme</text:span></text:p>
          </table:table-cell>
        </table:table-row>
        <table:table-row table:style-name="Row12">
          <table:table-cell table:style-name="Cell29">
            <text:p text:style-name="P61"><text:span text:style-name="T61_1"><text:tab/>-</text:span><text:span text:style-name="T61_2">MOVE</text:span><text:span text:style-name="T61_3"><text:s/>&lt;</text:span><text:span text:style-name="T61_4">nom</text:span><text:span text:style-name="T61_5">&gt;<text:s/></text:span><text:span text:style-name="T61_6">x</text:span><text:span text:style-name="T61_7"><text:s/></text:span><text:span text:style-name="T61_8">y</text:span></text:p>
          </table:table-cell>
          <table:table-cell table:style-name="Cell30">
            <text:p text:style-name="P62"><text:span text:style-name="T62_1">Déplace</text:span><text:span text:style-name="T62_2"><text:s/></text:span><text:span text:style-name="T62_3">une</text:span><text:span text:style-name="T62_4"><text:s/></text:span><text:span text:style-name="T62_5">forme</text:span><text:span text:style-name="T62_6"><text:s/></text:span><text:span text:style-name="T62_7">dans</text:span><text:span text:style-name="T62_8"><text:s/></text:span><text:span text:style-name="T62_9">la</text:span><text:span text:style-name="T62_10"><text:s/></text:span><text:span text:style-name="T62_11">direction</text:span><text:span text:style-name="T62_12"><text:s/></text:span><text:span text:style-name="T62_13">x</text:span><text:span text:style-name="T62_14">,</text:span><text:span text:style-name="T62_15">y</text:span></text:p>
          </table:table-cell>
        </table:table-row>
        <table:table-row table:style-name="Row13">
          <table:table-cell table:style-name="Cell31">
            <text:p text:style-name="P63"><text:span text:style-name="T63_1"><text:tab/>-</text:span><text:span text:style-name="T63_2">UNDO</text:span></text:p>
          </table:table-cell>
          <table:table-cell table:style-name="Cell32">
            <text:p text:style-name="P64"><text:span text:style-name="T64_1">Défait</text:span><text:span text:style-name="T64_2"><text:s/></text:span><text:span text:style-name="T64_3">l</text:span><text:span text:style-name="T64_4">’</text:span><text:span text:style-name="T64_5">action</text:span><text:span text:style-name="T64_6"><text:s/></text:span><text:span text:style-name="T64_7">précedante</text:span></text:p>
          </table:table-cell>
        </table:table-row>
        <table:table-row table:style-name="Row14">
          <table:table-cell table:style-name="Cell33">
            <text:p text:style-name="P65"><text:span text:style-name="T65_1"><text:tab/>-</text:span><text:span text:style-name="T65_2">REDO</text:span></text:p>
          </table:table-cell>
          <table:table-cell table:style-name="Cell34">
            <text:p text:style-name="P66"><text:span text:style-name="T66_1">Réfait</text:span><text:span text:style-name="T66_2"><text:s/></text:span><text:span text:style-name="T66_3">une</text:span><text:span text:style-name="T66_4"><text:s/></text:span><text:span text:style-name="T66_5">action</text:span><text:span text:style-name="T66_6"><text:s/></text:span><text:span text:style-name="T66_7">défaite</text:span></text:p>
          </table:table-cell>
        </table:table-row>
        <table:table-row table:style-name="Row15">
          <table:table-cell table:style-name="Cell35">
            <text:p text:style-name="P67"><text:span text:style-name="T67_1"><text:tab/>-</text:span><text:span text:style-name="T67_2">LOAD</text:span><text:span text:style-name="T67_3"><text:s/>&lt;</text:span><text:span text:style-name="T67_4">nomFIchier</text:span><text:span text:style-name="T67_5">&gt;</text:span></text:p>
          </table:table-cell>
          <table:table-cell table:style-name="Cell36">
            <text:p text:style-name="P68"><text:span text:style-name="T68_1">Charge</text:span><text:span text:style-name="T68_2"><text:s/></text:span><text:span text:style-name="T68_3">des</text:span><text:span text:style-name="T68_4"><text:s/></text:span><text:span text:style-name="T68_5">formes</text:span><text:span text:style-name="T68_6"><text:s/></text:span><text:span text:style-name="T68_7">prévenants</text:span><text:span text:style-name="T68_8"><text:s/></text:span><text:span text:style-name="T68_9">d</text:span><text:span text:style-name="T68_10">’</text:span><text:span text:style-name="T68_11">un</text:span><text:span text:style-name="T68_12"><text:s/></text:span><text:span text:style-name="T68_13">fichier</text:span></text:p>
          </table:table-cell>
        </table:table-row>
        <table:table-row table:style-name="Row16">
          <table:table-cell table:style-name="Cell37">
            <text:p text:style-name="P69"><text:span text:style-name="T69_1"><text:tab/>-</text:span><text:span text:style-name="T69_2">SAVE</text:span><text:span text:style-name="T69_3"><text:s/>&lt;</text:span><text:span text:style-name="T69_4">nomFichier</text:span><text:span text:style-name="T69_5">&gt;</text:span></text:p>
          </table:table-cell>
          <table:table-cell table:style-name="Cell38">
            <text:p text:style-name="P70"><text:span text:style-name="T70_1">Enregistre</text:span><text:span text:style-name="T70_2"><text:s/></text:span><text:span text:style-name="T70_3">le</text:span><text:span text:style-name="T70_4"><text:s/></text:span><text:span text:style-name="T70_5">contexte</text:span><text:span text:style-name="T70_6"><text:s/></text:span><text:span text:style-name="T70_7">actuel</text:span></text:p>
          </table:table-cell>
        </table:table-row>
        <table:table-row table:style-name="Row17">
          <table:table-cell table:style-name="Cell39">
            <text:p text:style-name="P71"><text:span text:style-name="T71_1"><text:tab/>-</text:span><text:span text:style-name="T71_2">EXIT</text:span></text:p>
          </table:table-cell>
          <table:table-cell table:style-name="Cell40">
            <text:p text:style-name="P72"><text:span text:style-name="T72_1">Ferme</text:span><text:span text:style-name="T72_2"><text:s/></text:span><text:span text:style-name="T72_3">l</text:span><text:span text:style-name="T72_4">’</text:span><text:span text:style-name="T72_5">application</text:span></text:p>
          </table:table-cell>
        </table:table-row>
      </table:table>
      <text:p text:style-name="P73"/>
      <text:p text:style-name="P74"/>
      <text:p text:style-name="P75"/>
      <text:p text:style-name="P76"><text:span text:style-name="T76_1"><text:tab/></text:span></text:p>
      <text:p text:style-name="P77"><text:span text:style-name="T77_1"><text:tab/></text:span><text:span text:style-name="T77_2">La</text:span><text:span text:style-name="T77_3"><text:s/></text:span><text:span text:style-name="T77_4">description</text:span><text:span text:style-name="T77_5"><text:s/></text:span><text:span text:style-name="T77_6">d</text:span><text:span text:style-name="T77_7">’</text:span><text:span text:style-name="T77_8">un</text:span><text:span text:style-name="T77_9"><text:s/></text:span><text:span text:style-name="T77_10">objet</text:span><text:span text:style-name="T77_11"><text:s/></text:span><text:span text:style-name="T77_12">est</text:span><text:span text:style-name="T77_13">:<text:s/></text:span><text:span text:style-name="T77_14">son</text:span><text:span text:style-name="T77_15"><text:s/></text:span><text:span text:style-name="T77_16">nom</text:span><text:span text:style-name="T77_17">,<text:s/></text:span><text:span text:style-name="T77_18">son</text:span><text:span text:style-name="T77_19"><text:s/></text:span><text:span text:style-name="T77_20">type</text:span><text:span text:style-name="T77_21"><text:s/></text:span><text:span text:style-name="T77_22">et</text:span><text:span text:style-name="T77_23"><text:s/></text:span><text:span text:style-name="T77_24">pour</text:span><text:span text:style-name="T77_25"><text:s/></text:span><text:span text:style-name="T77_26">un</text:span><text:span text:style-name="T77_27"><text:s/></text:span><text:span text:style-name="T77_28">objet</text:span><text:span text:style-name="T77_29"><text:s/></text:span><text:span text:style-name="T77_30">composé</text:span><text:span text:style-name="T77_31"><text:s/></text:span><text:span text:style-name="T77_32">aussi</text:span><text:span text:style-name="T77_33"><text:s/></text:span><text:span text:style-name="T77_34">le</text:span><text:span text:style-name="T77_35"><text:s/></text:span><text:span text:style-name="T77_36">nom</text:span><text:span text:style-name="T77_37"><text:s/></text:span><text:span text:style-name="T77_38">et</text:span><text:span text:style-name="T77_39"><text:s/></text:span><text:span text:style-name="T77_40">la</text:span><text:span text:style-name="T77_41"><text:s/></text:span><text:span text:style-name="T77_42">quantité</text:span><text:span text:style-name="T77_43"><text:s/></text:span><text:span text:style-name="T77_44">d</text:span><text:span text:style-name="T77_45">’</text:span><text:span text:style-name="T77_46">objets</text:span><text:span text:style-name="T77_47"><text:s/></text:span><text:span text:style-name="T77_48">qui</text:span><text:span text:style-name="T77_49"><text:s/></text:span><text:span text:style-name="T77_50">le</text:span><text:span text:style-name="T77_51"><text:s/></text:span><text:span text:style-name="T77_52">compose</text:span></text:p>
      <text:p text:style-name="P78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